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67cm" draw:shadow-offset-y="0.994cm" draw:shadow-color="#000000" draw:shadow-opacity="100%" loext:shadow-blur="0.388cm" loext:glow-radius="0cm" loext:glow-color="#4472c4" loext:glow-transparency="60%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5.253cm" svg:height="5.154cm" svg:x="13.561cm" svg:y="6.2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6-23">6/23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PowerPoint Presentation</dc:title>
    <meta:initial-creator>Ahmad Ganzouri</meta:initial-creator>
    <dc:creator>Ahmad Ganzouri</dc:creator>
    <meta:editing-cycles>2</meta:editing-cycles>
    <meta:creation-date>2020-03-24T03:10:05</meta:creation-date>
    <dc:date>2020-05-20T18:19:06</dc:date>
    <meta:editing-duration>PT8M</meta:editing-duration>
    <meta:generator>LibreOfficeDev/7.1.0.0.alpha0$Linux_X86_64 LibreOffice_project/3242b43b1af71df0e657f9b6c53549fac81d8b20</meta:generator>
    <meta:document-statistic meta:object-count="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